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2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39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40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40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41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41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41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42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41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43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42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42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44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43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43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0.75in" svg:y="2.32986in" svg:width="8.5in" svg:height="1.60764in" presentation:class="title" presentation:placeholder="false">
          <draw:text-box>
            <text:p text:style-name="a383" text:class-names="" text:cond-style-name=""><text:span text:style-name="a381" text:class-names="">Attachment Test</text:span><text:span text:style-name="a382" text:class-names=""/></text:p>
          </draw:text-box>
          <svg:title/>
          <svg:desc/>
        </draw:frame>
        <draw:frame draw:id="id64" presentation:style-name="a388" draw:name="Subtitle 2" svg:x="1.5in" svg:y="4.25in" svg:width="7in" svg:height="1.91667in" presentation:class="subtitle" presentation:placeholder="false">
          <draw:text-box>
            <text:p text:style-name="a387" text:class-names="" text:cond-style-name=""><text:span text:style-name="a385" text:class-names="">Rajiv</text:span><text:span text:style-name="a386" text:class-names=""/></text:p>
          </draw:text-box>
          <svg:title/>
          <svg:desc/>
        </draw:frame>
      </draw:page>
      <draw:page draw:name="Slide2" draw:style-name="a389" draw:master-page-name="Master1-Layout2-obj-Title-and-Content" presentation:presentation-page-layout-name="Master1-PPL2" draw:id="Slide-257">
        <draw:frame draw:id="id65" presentation:style-name="a390" draw:name="Title 1" svg:x="0.5in" svg:y="0.30035in" svg:width="9in" svg:height="1.25in" presentation:class="title" presentation:placeholder="true">
          <draw:text-box/>
          <svg:title/>
          <svg:desc/>
        </draw:frame>
        <draw:frame draw:id="id66" presentation:style-name="a405" draw:name="Content Placeholder 2" svg:x="0.5in" svg:y="1.75in" svg:width="9in" svg:height="4.94965in" presentation:class="outline" presentation:placeholder="false">
          <draw:text-box>
            <text:list text:style-name="a398">
              <text:list-item>
                <text:p text:style-name="a397" text:class-names="" text:cond-style-name=""><text:span text:style-name="a391" text:class-names="">This is a test file data with the same content as every other file being tested for<text:s text:c="1"/></text:span><text:span text:style-name="a392" text:class-names="">tika</text:span><text:span text:style-name="a393" text:class-names=""><text:s text:c="1"/>content parsing. This has been developed by Rajiv<text:s text:c="1"/></text:span><text:span text:style-name="a394" text:class-names="">Kumar<text:s text:c="1"/></text:span><text:span text:style-name="a395" text:class-names="">Nistala.</text:span><text:span text:style-name="a396" text:class-names=""/></text:p>
              </text:list-item>
            </text:list>
            <text:list text:style-name="a401">
              <text:list-item>
                <text:p text:style-name="a400" text:class-names="" text:cond-style-name=""><text:span text:style-name="a399" text:class-names=""> </text:span></text:p>
              </text:list-item>
            </text:list>
            <text:list text:style-name="a404">
              <text:list-item>
                <text:p text:style-name="a403" text:class-names="" text:cond-style-name=""><text:span text:style-name="a402" text:class-names=""/></text:p>
              </text:list-item>
            </text:list>
          </draw:text-box>
          <svg:title/>
          <svg:desc/>
        </draw:frame>
      </draw:page>
      <draw:page draw:name="Slide3" draw:style-name="a406" draw:master-page-name="Master1-Layout2-obj-Title-and-Content" presentation:presentation-page-layout-name="Master1-PPL2" draw:id="Slide-258">
        <draw:frame draw:id="id67" presentation:style-name="a407" draw:name="Title 1" svg:x="0.5in" svg:y="0.30035in" svg:width="9in" svg:height="1.25in" presentation:class="title" presentation:placeholder="true">
          <draw:text-box/>
          <svg:title/>
          <svg:desc/>
        </draw:frame>
        <draw:frame draw:id="id68" presentation:style-name="a441" draw:name="Content Placeholder 2" svg:x="0.5in" svg:y="1.75in" svg:width="9in" svg:height="4.94965in" presentation:class="outline" presentation:placeholder="false">
          <draw:text-box>
            <text:list text:style-name="a410">
              <text:list-item>
                <text:p text:style-name="a409" text:class-names="" text:cond-style-name=""><text:span text:style-name="a408" text:class-names="">Different words to test against</text:span></text:p>
              </text:list-item>
            </text:list>
            <text:list text:style-name="a413">
              <text:list-item>
                <text:p text:style-name="a412" text:class-names="" text:cond-style-name=""><text:span text:style-name="a411" text:class-names=""> </text:span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>Quest</text:span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>Hello</text:span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>Watershed</text:span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>Avalanche</text:span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>Black Panther</text:span></text:p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>Mystery</text:span></text:p>
              </text:list-item>
            </text:list>
            <text:list text:style-name="a434">
              <text:list-item>
                <text:p text:style-name="a433" text:class-names="" text:cond-style-name=""><text:span text:style-name="a432" text:class-names="">Banking</text:span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>Investment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6/29/2010</text:date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6/29/2010</text:date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6/29/2010</text:date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6/29/2010</text:date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6/29/2010</text:date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6/29/2010</text:date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6/29/2010</text:date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6/29/2010</text:date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6/29/2010</text:date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6/29/2010</text:date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6/29/2010</text:date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6/29/2010</text:date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ttachment Test</dc:title>
    <meta:initial-creator>Rajiv</meta:initial-creator>
    <dc:creator>word2</dc:creator>
    <meta:creation-date>2010-05-04T06:43:54Z</meta:creation-date>
    <dc:date>2026-03-26T18:45:15Z</dc:date>
    <meta:editing-cycles>2</meta:editing-cycles>
    <meta:editing-duration>PT60S</meta:editing-duration>
    <meta:document-statistic meta:paragraph-count="14" meta:word-count="49"/>
  </office:meta>
</office:document-meta>
</file>